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2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table:formula="of:=MROUND([.G1];1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table:formula="of:=MROUND([.G2];2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table:formula="of:=MROUND([.G3]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D</text:p>
          </table:table-cell>
          <table:table-cell table:formula="of:=[.B18]" office:value-type="float" office:value="72.975" calcext:value-type="float">
            <text:p>72.9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1" table:formula="of:=[.$G$3]" office:value-type="float" office:value="0.3" calcext:value-type="float">
            <text:p>0.3</text:p>
          </table:table-cell>
          <table:table-cell table:style-name="ce2" table:formula="of:=[.D1]+([.D2]-[.D1])*([.C10]-[.C1])/([.C2]-[.C1])" office:value-type="float" office:value="76" calcext:value-type="float">
            <text:p>76.0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table:formula="of:=[.$G$3]" office:value-type="float" office:value="0.3" calcext:value-type="float">
            <text:p>0.3</text:p>
          </table:table-cell>
          <table:table-cell table:formula="of:=[.D3]+([.D4]-[.D3])*([.C11]-[.C3])/([.C4]-[.C3])" office:value-type="float" office:value="75.5" calcext:value-type="float">
            <text:p>75.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style-name="ce1" table:formula="of:=[.$G$3]" office:value-type="float" office:value="0.3" calcext:value-type="float">
            <text:p>0.3</text:p>
          </table:table-cell>
          <table:table-cell table:formula="of:=[.D5]+([.D6]-[.D5])*([.C12]-[.C5])/([.C6]-[.C5])"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style-name="ce1" table:formula="of:=[.$G$3]" office:value-type="float" office:value="0.3" calcext:value-type="float">
            <text:p>0.3</text:p>
          </table:table-cell>
          <table:table-cell table:formula="of:=[.D7]+([.D8]-[.D7])*([.C13]-[.C7])/([.C8]-[.C7])"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table:formula="of:=[.$G$2]" office:value-type="float" office:value="55" calcext:value-type="float">
            <text:p>55</text:p>
          </table:table-cell>
          <table:table-cell table:formula="of:=[.D11]+([.D10]-[.D11])*([.B15]-[.B11])/([.B10]-[.B11])" office:value-type="float" office:value="75.75" calcext:value-type="float">
            <text:p>75.7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table:formula="of:=[.$G$2]" office:value-type="float" office:value="55" calcext:value-type="float">
            <text:p>55</text:p>
          </table:table-cell>
          <table:table-cell table:formula="of:=[.D13]+([.D12]-[.D13])*([.B16]-[.B13])/([.B12]-[.B13])" office:value-type="float" office:value="66.5" calcext:value-type="float">
            <text:p>66.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table:formula="of:=[.$G$1]" office:value-type="float" office:value="77" calcext:value-type="float">
            <text:p>77</text:p>
          </table:table-cell>
          <table:table-cell table:formula="of:=[.C16]+([.C15]-[.C16])*([.A18]-[.A16])/([.A15]-[.A16])" office:value-type="float" office:value="72.975" calcext:value-type="float">
            <text:p>72.975</text:p>
          </table:table-cell>
          <table:table-cell office:value-type="string" calcext:value-type="string">
            <text:p>o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MROUND([.G1];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5.09" calcext:value-type="float">
            <text:p>5.09</text:p>
          </table:table-cell>
          <table:table-cell table:formula="of:=MROUND([.G2];2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table:formula="of:=MROUND([.G3]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3" table:formula="of:=[.B13]" office:value-type="float" office:value="0.96791" calcext:value-type="float">
            <text:p>0.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0.9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7" calcext:value-type="float">
            <text:p>0.9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2]" office:value-type="float" office:value="5.09" calcext:value-type="float">
            <text:p>5.09</text:p>
          </table:table-cell>
          <table:table-cell table:style-name="ce3" table:formula="of:=[.C1]+([.C2]-[.C1])*([.B10]-[.B1])/([.B2]-[.B1])" office:value-type="float" office:value="0.9491" calcext:value-type="float">
            <text:p>0.949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2]" office:value-type="float" office:value="5.09" calcext:value-type="float">
            <text:p>5.09</text:p>
          </table:table-cell>
          <table:table-cell table:style-name="ce3" table:formula="of:=[.C5]+([.C6]-[.C5])*([.B11]-[.B5])/([.B6]-[.B5])" office:value-type="float" office:value="0.97" calcext:value-type="float">
            <text:p>0.970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table:formula="of:=[.$G$1]" office:value-type="float" office:value="11" calcext:value-type="float">
            <text:p>11</text:p>
          </table:table-cell>
          <table:table-cell table:style-name="ce3" table:formula="of:=[.C10]+([.C11]-[.C10])*([.A13]-[.A10])/([.A11]-[.A10])" office:value-type="float" office:value="0.96791" calcext:value-type="float">
            <text:p>0.968</text:p>
          </table:table-cell>
          <table:table-cell office:value-type="string" calcext:value-type="string">
            <text:p>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1:52:49.990298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8:23:15.944000000</meta:creation-date>
    <dc:date>2017-06-13T00:54:43.201631268</dc:date>
    <meta:editing-duration>PT52M17S</meta:editing-duration>
    <meta:editing-cycles>5</meta:editing-cycles>
    <meta:generator>LibreOffice/5.2.7.2$Linux_X86_64 LibreOffice_project/20m0$Build-2</meta:generator>
    <meta:document-statistic meta:table-count="2" meta:cell-count="117" meta:object-count="0"/>
  </office:meta>
</office:document-meta>
</file>